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pl" fo:country="PL" style:font-size-asian="12pt" style:font-size-complex="12pt"/>
    </style:style>
    <style:style style:name="P2" style:family="paragraph" style:parent-style-name="Standard" style:list-style-name="L1">
      <style:paragraph-properties fo:text-align="justify" style:justify-single-word="false">
        <style:tab-stops>
          <style:tab-stop style:position="0.688cm"/>
        </style:tab-stops>
      </style:paragraph-properties>
      <style:text-properties style:font-name="Times New Roman" fo:font-size="12pt" fo:language="pl" fo:country="PL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fo:language="pl" fo:country="PL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font-size="12pt" fo:language="pl" fo:country="PL" style:font-size-asian="12pt" style:font-size-complex="12pt"/>
    </style:style>
    <style:style style:name="P6" style:family="paragraph" style:parent-style-name="Text_20_body"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Heading_20_2">
      <style:text-properties style:font-name="Times New Roman" fo:font-size="12pt" fo:language="pl" fo:country="PL" style:font-size-asian="12pt" style:font-size-complex="12pt"/>
    </style:style>
    <style:style style:name="P9" style:family="paragraph" style:parent-style-name="Heading_20_2">
      <style:text-properties style:font-name="Times New Roman" fo:font-size="12pt" style:font-size-asian="12pt" style:font-size-complex="12pt"/>
    </style:style>
    <style:style style:name="P10" style:family="paragraph" style:parent-style-name="Heading_20_2">
      <style:paragraph-properties fo:margin-left="1.005cm" fo:margin-right="0cm" fo:text-indent="-1.01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Heading_20_1">
      <style:paragraph-properties fo:break-before="page"/>
      <style:text-properties style:font-name="Times New Roman"/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Footer">
      <style:paragraph-properties fo:text-align="end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4">Spis treści</text:p>
          </text:index-title>
          <text:p text:style-name="P15">Architektura CUDA<text:tab/>2</text:p>
          <text:p text:style-name="P15">Konfiguracja środowiska pod obsługę architektury CUDA<text:tab/>2</text:p>
          <text:p text:style-name="P15">Model 3D mózgu<text:tab/>2</text:p>
          <text:p text:style-name="P13"><text:s text:c="2"/>Opis problemu<text:tab/>2</text:p>
          <text:p text:style-name="P13"><text:s text:c="2"/>Źródła danych<text:tab/>2</text:p>
          <text:p text:style-name="P13"><text:s text:c="2"/>Istniejące rozwiązania<text:tab/>2</text:p>
          <text:p text:style-name="P15">Implementacja<text:tab/>2</text:p>
          <text:p text:style-name="P13">Wczytywanie danych<text:tab/>2</text:p>
          <text:p text:style-name="P13">Wczytanie do modelu 3D<text:tab/>2</text:p>
          <text:p text:style-name="P13">Menu użytkownika<text:tab/>2</text:p>
          <text:p text:style-name="P15">Instrukcja użytkownika<text:tab/>3</text:p>
          <text:p text:style-name="P15">Podsumowanie projektu<text:tab/>3</text:p>
        </text:index-body>
      </text:table-of-content>
      <text:p text:style-name="Contents_20_Heading"/>
      <text:p text:style-name="P1"/>
      <text:h text:style-name="P12" text:outline-level="1">Architektura CUDA</text:h>
      <text:list xml:id="list4779454321191256475" text:style-name="L1">
        <text:list-header>
          <text:p text:style-name="P2"><text:s/><text:tab/>Nie tak dawno temu karty graficzne miały na celu wyłącznie odciążenie pracy procesora. Obliczenia graficzne były czasochłonne i zasobożerne. Jednocze3śnie były to operacje identyczne różne były tylko dane <text:s/>wejściowe. Umiejscowienie w architekturze komputera osobnego modułu, który obsługiwał właśnie takie obliczenia pozwoliło na niezależna pracę procesora operacyjnego (CPU) i procesora graficznego (GPU). Przyniosło to dodatkowe zmiany, ponieważ niezależny moduł mógł zostać wyspecjalizowany do wykonywania wyłącznie obliczeń graficznych. Są to, w dużej mierze, obliczenia macierzowe. Skonstruowano więc architekturę karty w taki sposób, aby posiadała wiele wyspecjalizowanych jednostek arytmetycznych. W ten sposób każda komórka macierzy mogła być przeliczana niezależnie i tym samym działania na macierzy można było zrównoleglić. ...</text:p>
        </text:list-header>
      </text:list>
      <text:h text:style-name="P11" text:outline-level="1">Konfiguracja środowiska pod obsługę architektury CUDA</text:h>
      <text:list xml:id="list41275356" text:continue-numbering="true" text:style-name="L1">
        <text:list-header>
          <text:p text:style-name="P3">&lt; I praca Michała&gt;</text:p>
        </text:list-header>
      </text:list>
      <text:h text:style-name="P11" text:outline-level="1">Model 3D mózgu</text:h>
      <text:list xml:id="list41289017" text:continue-numbering="true" text:style-name="L1">
        <text:list-header>
          <text:p text:style-name="P3">We współczesnej medycynie ...</text:p>
        </text:list-header>
      </text:list>
      <text:h text:style-name="P8" text:outline-level="2"><text:s/><text:tab/>Opis problemu</text:h>
      <text:p text:style-name="P5"><text:tab/>Celem tego projektu jest ...</text:p>
      <text:h text:style-name="P10" text:outline-level="2"><text:s/><text:tab/>Źródła danych</text:h>
      <text:p text:style-name="P7"><text:tab/>Do projektu wykorzystaliśmy dane ze strony ...</text:p>
      <text:h text:style-name="P9" text:outline-level="2"><text:s/><text:tab/>Istniejące rozwiązania</text:h>
      <text:p text:style-name="P6"><text:tab/>Przed przystąpieniem do opracowywania własnego projektu poszukiwaliśmy już wykorzystywanych rozwiązań...</text:p>
      <text:h text:style-name="P11" text:outline-level="1">Implementacja</text:h>
      <text:p text:style-name="P4"><text:tab/>Całość systemu została zaimplementowana w środowisku Visual Studio 2012 ...</text:p>
      <text:h text:style-name="P9" text:outline-level="2">Wczytywanie danych</text:h>
      <text:p text:style-name="P6"><text:tab/>&lt; I praca Grześka&gt;</text:p>
      <text:h text:style-name="P9" text:outline-level="2">Wczytanie do modelu 3D</text:h>
      <text:p text:style-name="P6"><text:tab/>&lt; II praca Michała&gt;</text:p>
      <text:h text:style-name="P9" text:outline-level="2">Menu użytkownika</text:h>
      <text:p text:style-name="P6"><text:tab/>Aby ułatwić użytkownikom obsługę programu stworzyliśmy przejżyście opisane menu wraz z opisem działania poszczególnych przycisków ...</text:p>
      <text:h text:style-name="P11" text:outline-level="1"><text:soft-page-break/>Instrukcja użytkownika</text:h>
      <text:p text:style-name="P4"><text:tab/>Instalacja oraz obsługa programu nie jest skomplikowana. ...</text:p>
      <text:h text:style-name="P11" text:outline-level="1">Podsumowanie projektu</text:h>
      <text:p text:style-name="P4"><text:tab/>W ramach projektu udało nam się wykonać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2S</meta:editing-duration>
    <meta:editing-cycles>3</meta:editing-cycles>
    <meta:generator>OpenOffice.org/3.4.1$Win32 OpenOffice.org_project/341m1$Build-9593</meta:generator>
    <dc:date>2014-05-20T21:12:34.91</dc:date>
    <meta:document-statistic meta:table-count="0" meta:image-count="0" meta:object-count="0" meta:page-count="3" meta:paragraph-count="38" meta:word-count="261" meta:character-count="1957"/>
    <meta:user-defined meta:name="Info 1"/>
    <meta:user-defined meta:name="Info 2"/>
    <meta:user-defined meta:name="Info 3"/>
    <meta:user-defined meta:name="Info 4"/>
  </office:meta>
</office:document-meta>
</file>